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632" calcext:value-type="float">
            <text:p>48.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9664" calcext:value-type="float">
            <text:p>35.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112" calcext:value-type="float">
            <text:p>51.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2020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08" calcext:value-type="float">
            <text:p>29.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1272" calcext:value-type="float">
            <text:p>27.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2018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2017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908" calcext:value-type="float">
            <text:p>25.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201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201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984" calcext:value-type="float">
            <text:p>25.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556" calcext:value-type="float">
            <text:p>25.7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201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5664" calcext:value-type="float">
            <text:p>26.4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2009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4996" calcext:value-type="float">
            <text:p>26.34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2009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2006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61696" calcext:value-type="float">
            <text:p>25.76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200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200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244048" calcext:value-type="float">
            <text:p>23.24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200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076" calcext:value-type="float">
            <text:p>22.7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200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622" calcext:value-type="float">
            <text:p>23.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2000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199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0092" calcext:value-type="float">
            <text:p>22.60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1998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03348" calcext:value-type="float">
            <text:p>24.03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1997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56296" calcext:value-type="float">
            <text:p>20.65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1996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1995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199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4832" calcext:value-type="float">
            <text:p>20.8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199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2952" calcext:value-type="float">
            <text:p>22.8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1993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5848" calcext:value-type="float">
            <text:p>18.59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1990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9572" calcext:value-type="float">
            <text:p>19.0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1989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748504" calcext:value-type="float">
            <text:p>17.74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1989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028" calcext:value-type="float">
            <text:p>22.4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1988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0424" calcext:value-type="float">
            <text:p>26.3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198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822656" calcext:value-type="float">
            <text:p>25.82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198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42992" calcext:value-type="float">
            <text:p>17.84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1981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9008" calcext:value-type="float">
            <text:p>19.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1976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65732" calcext:value-type="float">
            <text:p>16.65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1966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3102</text:p>
          </table:table-cell>
          <table:table-cell office:value-type="string" calcext:value-type="string">
            <text:p>City of Shepherd</text:p>
          </table:table-cell>
          <table:table-cell office:value-type="string" calcext:value-type="string">
            <text:p>196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